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6c58cf" officeooo:paragraph-rsid="006e0c92"/>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6b6efd" officeooo:paragraph-rsid="006b6efd"/>
    </style:style>
    <style:style style:name="P36" style:family="paragraph" style:parent-style-name="Text_20_body">
      <style:text-properties officeooo:rsid="0076f332" officeooo:paragraph-rsid="0076f332"/>
    </style:style>
    <style:style style:name="P37"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38"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39"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40" style:family="paragraph" style:parent-style-name="Text_20_body">
      <style:paragraph-properties fo:break-before="page"/>
      <style:text-properties officeooo:paragraph-rsid="005ebb98"/>
    </style:style>
    <style:style style:name="P41"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master-page-name="First_20_Page">
      <style:paragraph-properties style:page-number="auto"/>
    </style:style>
    <style:style style:name="P47" style:family="paragraph" style:parent-style-name="Text_20_body" style:list-style-name="L15">
      <style:text-properties officeooo:paragraph-rsid="003fbff7"/>
    </style:style>
    <style:style style:name="P48" style:family="paragraph" style:parent-style-name="Text_20_body" style:list-style-name="L15">
      <style:text-properties officeooo:rsid="002cd4d6" officeooo:paragraph-rsid="002cd4d6"/>
    </style:style>
    <style:style style:name="P49" style:family="paragraph" style:parent-style-name="Text_20_body" style:list-style-name="L15">
      <style:text-properties officeooo:rsid="002cd4d6" officeooo:paragraph-rsid="003fbff7"/>
    </style:style>
    <style:style style:name="P50" style:family="paragraph" style:parent-style-name="Text_20_body" style:list-style-name="L15">
      <style:text-properties officeooo:rsid="002cd4d6" officeooo:paragraph-rsid="00773cb2"/>
    </style:style>
    <style:style style:name="P51" style:family="paragraph" style:parent-style-name="Text_20_body" style:list-style-name="L15">
      <style:text-properties officeooo:rsid="0070225c" officeooo:paragraph-rsid="0070225c"/>
    </style:style>
    <style:style style:name="P52" style:family="paragraph" style:parent-style-name="Text_20_body" style:list-style-name="L16">
      <style:text-properties officeooo:rsid="007178e3" officeooo:paragraph-rsid="007178e3"/>
    </style:style>
    <style:style style:name="P53" style:family="paragraph" style:parent-style-name="Text_20_body" style:list-style-name="L17">
      <style:text-properties officeooo:rsid="00418f10" officeooo:paragraph-rsid="001c5f99"/>
    </style:style>
    <style:style style:name="P54" style:family="paragraph" style:parent-style-name="Text_20_body" style:list-style-name="L17">
      <style:text-properties officeooo:rsid="00422f1f" officeooo:paragraph-rsid="001c5f99"/>
    </style:style>
    <style:style style:name="P55" style:family="paragraph" style:parent-style-name="Text_20_body" style:list-style-name="L18">
      <style:text-properties officeooo:rsid="00422f1f" officeooo:paragraph-rsid="001c5f99"/>
    </style:style>
    <style:style style:name="P56" style:family="paragraph" style:parent-style-name="Text_20_body" style:list-style-name="L19">
      <style:text-properties officeooo:rsid="00259ebc" officeooo:paragraph-rsid="00259ebc"/>
    </style:style>
    <style:style style:name="P57" style:family="paragraph" style:parent-style-name="Text_20_body" style:list-style-name="L19">
      <style:text-properties officeooo:rsid="0026bd34" officeooo:paragraph-rsid="0026bd34"/>
    </style:style>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text-properties officeooo:rsid="00271df4" officeooo:paragraph-rsid="00271df4"/>
    </style:style>
    <style:style style:name="P61" style:family="paragraph" style:parent-style-name="Text_20_body" style:list-style-name="L22">
      <style:text-properties officeooo:rsid="00271df4" officeooo:paragraph-rsid="00290ccc"/>
    </style:style>
    <style:style style:name="P62" style:family="paragraph" style:parent-style-name="Text_20_body" style:list-style-name="L22">
      <style:text-properties officeooo:rsid="00290ccc" officeooo:paragraph-rsid="00290ccc"/>
    </style:style>
    <style:style style:name="P63" style:family="paragraph" style:parent-style-name="Text_20_body" style:list-style-name="L23">
      <style:text-properties officeooo:paragraph-rsid="0051395e"/>
    </style:style>
    <style:style style:name="P64" style:family="paragraph" style:parent-style-name="Text_20_body" style:list-style-name="L23">
      <style:text-properties officeooo:paragraph-rsid="005240eb"/>
    </style:style>
    <style:style style:name="P65" style:family="paragraph" style:parent-style-name="Text_20_body" style:list-style-name="L23">
      <style:text-properties officeooo:rsid="0051395e" officeooo:paragraph-rsid="0051395e"/>
    </style:style>
    <style:style style:name="P66" style:family="paragraph" style:parent-style-name="Text_20_body" style:list-style-name="L23">
      <style:text-properties officeooo:rsid="005240eb" officeooo:paragraph-rsid="005240eb"/>
    </style:style>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5">
      <style:text-properties officeooo:paragraph-rsid="005893ae"/>
    </style:style>
    <style:style style:name="P70" style:family="paragraph" style:parent-style-name="Text_20_body" style:list-style-name="L26"/>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259ebc"/>
    </style:style>
    <style:style style:name="P73" style:family="paragraph" style:parent-style-name="Heading_20_2">
      <style:paragraph-properties fo:break-before="page"/>
      <style:text-properties officeooo:paragraph-rsid="002e5e1f"/>
    </style:style>
    <style:style style:name="P74" style:family="paragraph" style:parent-style-name="Heading_20_4">
      <style:text-properties officeooo:rsid="001f8473" officeooo:paragraph-rsid="001f8473"/>
    </style:style>
    <style:style style:name="P75" style:family="paragraph" style:parent-style-name="Heading_20_4">
      <style:text-properties officeooo:paragraph-rsid="005680c1"/>
    </style:style>
    <style:style style:name="P76" style:family="paragraph" style:parent-style-name="Heading_20_4">
      <style:text-properties fo:font-size="14pt" fo:font-weight="bold" style:font-size-asian="14pt" style:font-weight-asian="bold" style:font-size-complex="14pt" style:font-weight-complex="bold"/>
    </style:style>
    <style:style style:name="P77" style:family="paragraph" style:parent-style-name="Heading_20_3">
      <style:text-properties officeooo:rsid="002cd4d6" officeooo:paragraph-rsid="002cd4d6"/>
    </style:style>
    <style:style style:name="P78" style:family="paragraph" style:parent-style-name="Heading_20_3">
      <style:text-properties officeooo:rsid="00650649" officeooo:paragraph-rsid="00650649"/>
    </style:style>
    <style:style style:name="P79" style:family="paragraph" style:parent-style-name="Heading_20_3">
      <style:text-properties officeooo:rsid="00418f10" officeooo:paragraph-rsid="001c5f99"/>
    </style:style>
    <style:style style:name="P80" style:family="paragraph" style:parent-style-name="Heading_20_3">
      <style:text-properties officeooo:rsid="00422f1f" officeooo:paragraph-rsid="001c5f99"/>
    </style:style>
    <style:style style:name="P81" style:family="paragraph" style:parent-style-name="Heading_20_3">
      <style:text-properties officeooo:rsid="002f1a98" officeooo:paragraph-rsid="002f1a98"/>
    </style:style>
    <style:style style:name="P82" style:family="paragraph" style:parent-style-name="Heading_20_3">
      <style:text-properties officeooo:rsid="0067da14" officeooo:paragraph-rsid="0067da14"/>
    </style:style>
    <style:style style:name="P83" style:family="paragraph" style:parent-style-name="Heading_20_3">
      <style:text-properties officeooo:rsid="006968f3" officeooo:paragraph-rsid="006968f3"/>
    </style:style>
    <style:style style:name="P84" style:family="paragraph" style:parent-style-name="Heading_20_3">
      <style:text-properties officeooo:rsid="0076f332" officeooo:paragraph-rsid="0076f332"/>
    </style:style>
    <style:style style:name="P85" style:family="paragraph" style:parent-style-name="Heading_20_3">
      <style:text-properties officeooo:rsid="006c58cf" officeooo:paragraph-rsid="006c58cf"/>
    </style:style>
    <style:style style:name="P86" style:family="paragraph" style:parent-style-name="Heading_20_3">
      <style:text-properties officeooo:rsid="00717ea8" officeooo:paragraph-rsid="00717ea8"/>
    </style:style>
    <style:style style:name="P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9"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officeooo:rsid="005680c1"/>
    </style:style>
    <style:style style:name="T49" style:family="text">
      <style:text-properties officeooo:rsid="005843ab"/>
    </style:style>
    <style:style style:name="T50" style:family="text">
      <style:text-properties officeooo:rsid="005893ae"/>
    </style:style>
    <style:style style:name="T51" style:family="text">
      <style:text-properties officeooo:rsid="005a6589"/>
    </style:style>
    <style:style style:name="T52" style:family="text">
      <style:text-properties officeooo:rsid="005c7111"/>
    </style:style>
    <style:style style:name="T53" style:family="text">
      <style:text-properties officeooo:rsid="005d825c"/>
    </style:style>
    <style:style style:name="T54" style:family="text">
      <style:text-properties officeooo:rsid="002cd4d6"/>
    </style:style>
    <style:style style:name="T55" style:family="text">
      <style:text-properties officeooo:rsid="005ebb98"/>
    </style:style>
    <style:style style:name="T56" style:family="text">
      <style:text-properties officeooo:rsid="00650649"/>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officeooo:rsid="002e5e1f" style:font-weight-asian="bold" style:font-weight-complex="bold"/>
    </style:style>
    <style:style style:name="T6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39">User Manual</text:p>
      <text:p text:style-name="P37"/>
      <text:p text:style-name="P37"/>
      <text:p text:style-name="P37"/>
      <text:p text:style-name="P37"/>
      <text:p text:style-name="P37"/>
      <text:p text:style-name="P37"/>
      <text:p text:style-name="P37"/>
      <text:p text:style-name="P37"/>
      <text:p text:style-name="P37"/>
      <text:p text:style-name="P37"/>
      <text:p text:style-name="P38">Version 0.1 Afrobob</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2">Table of Contents</text:p>
          </text:index-title>
          <text:p text:style-name="P43"><text:a xlink:type="simple" xlink:href="#__RefHeading__105_1100885560" text:style-name="Index_20_Link" text:visited-style-name="Index_20_Link">I Getting Started<text:tab/>4</text:a></text:p>
          <text:p text:style-name="P44"><text:a xlink:type="simple" xlink:href="#__RefHeading__446_1100885560" text:style-name="Index_20_Link" text:visited-style-name="Index_20_Link">1 Principle of the Game<text:tab/>4</text:a></text:p>
          <text:p text:style-name="P44"><text:a xlink:type="simple" xlink:href="#__RefHeading__107_1100885560" text:style-name="Index_20_Link" text:visited-style-name="Index_20_Link">2 Installation<text:tab/>4</text:a></text:p>
          <text:p text:style-name="P45"><text:a xlink:type="simple" xlink:href="#__RefHeading__1859_350679690" text:style-name="Index_20_Link" text:visited-style-name="Index_20_Link">2.1 System Requirements<text:tab/>4</text:a></text:p>
          <text:p text:style-name="P45"><text:a xlink:type="simple" xlink:href="#__RefHeading__2144_1388890805" text:style-name="Index_20_Link" text:visited-style-name="Index_20_Link">2.2 Starting the Game<text:tab/>4</text:a></text:p>
          <text:p text:style-name="P44"><text:a xlink:type="simple" xlink:href="#__RefHeading__448_1100885560" text:style-name="Index_20_Link" text:visited-style-name="Index_20_Link">3 Playing a Quick Game<text:tab/>5</text:a></text:p>
          <text:p text:style-name="P43"><text:a xlink:type="simple" xlink:href="#__RefHeading__450_1100885560" text:style-name="Index_20_Link" text:visited-style-name="Index_20_Link">II Customizing<text:tab/>8</text:a></text:p>
          <text:p text:style-name="P44"><text:a xlink:type="simple" xlink:href="#__RefHeading__452_1100885560" text:style-name="Index_20_Link" text:visited-style-name="Index_20_Link">1 Customize<text:tab/>8</text:a></text:p>
          <text:p text:style-name="P45"><text:a xlink:type="simple" xlink:href="#__RefHeading__4079_1200606051" text:style-name="Index_20_Link" text:visited-style-name="Index_20_Link">1.1 Team Creator<text:tab/>8</text:a></text:p>
          <text:p text:style-name="P45"><text:a xlink:type="simple" xlink:href="#__RefHeading__4081_1200606051" text:style-name="Index_20_Link" text:visited-style-name="Index_20_Link">1.2 Game Style Creator<text:tab/>8</text:a></text:p>
          <text:p text:style-name="P45"><text:a xlink:type="simple" xlink:href="#__RefHeading__454_1100885560" text:style-name="Index_20_Link" text:visited-style-name="Index_20_Link">1.3 Level Editor<text:tab/>9</text:a></text:p>
          <text:p text:style-name="P44"><text:a xlink:type="simple" xlink:href="#__RefHeading__458_1100885560" text:style-name="Index_20_Link" text:visited-style-name="Index_20_Link">2 Settings<text:tab/>10</text:a></text:p>
          <text:p text:style-name="P43"><text:a xlink:type="simple" xlink:href="#__RefHeading__460_1100885560" text:style-name="Index_20_Link" text:visited-style-name="Index_20_Link">III Playing Online<text:tab/>11</text:a></text:p>
          <text:p text:style-name="P44"><text:a xlink:type="simple" xlink:href="#__RefHeading__387_1135256193" text:style-name="Index_20_Link" text:visited-style-name="Index_20_Link">1 The Host<text:tab/>11</text:a></text:p>
          <text:p text:style-name="P45"><text:a xlink:type="simple" xlink:href="#__RefHeading__389_1135256193" text:style-name="Index_20_Link" text:visited-style-name="Index_20_Link">1.1 Hosting a Game<text:tab/>11</text:a></text:p>
          <text:p text:style-name="P45"><text:a xlink:type="simple" xlink:href="#__RefHeading__391_1135256193" text:style-name="Index_20_Link" text:visited-style-name="Index_20_Link">1.2 Lobby<text:tab/>11</text:a></text:p>
          <text:p text:style-name="P44"><text:a xlink:type="simple" xlink:href="#__RefHeading__393_1135256193" text:style-name="Index_20_Link" text:visited-style-name="Index_20_Link">2 Other Players and Spectators<text:tab/>12</text:a></text:p>
          <text:p text:style-name="P45"><text:a xlink:type="simple" xlink:href="#__RefHeading__395_1135256193" text:style-name="Index_20_Link" text:visited-style-name="Index_20_Link">2.1 Connecting with a Network Game<text:tab/>12</text:a></text:p>
          <text:p text:style-name="P45"><text:a xlink:type="simple" xlink:href="#__RefHeading__1861_350679690" text:style-name="Index_20_Link" text:visited-style-name="Index_20_Link">2.2 Lobby<text:tab/>13</text:a></text:p>
          <text:p text:style-name="P44"><text:a xlink:type="simple" xlink:href="#__RefHeading__397_1135256193" text:style-name="Index_20_Link" text:visited-style-name="Index_20_Link">3 Chat<text:tab/>13</text:a></text:p>
          <text:p text:style-name="P45"><text:a xlink:type="simple" xlink:href="#__RefHeading__399_1135256193" text:style-name="Index_20_Link" text:visited-style-name="Index_20_Link">3.1 Writing Messages<text:tab/>13</text:a></text:p>
          <text:p text:style-name="P45"><text:a xlink:type="simple" xlink:href="#__RefHeading__401_1135256193" text:style-name="Index_20_Link" text:visited-style-name="Index_20_Link">3.2 Chat Commands<text:tab/>14</text:a></text:p>
          <text:p text:style-name="P44"><text:a xlink:type="simple" xlink:href="#__RefHeading__403_1135256193" text:style-name="Index_20_Link" text:visited-style-name="Index_20_Link">4 Special Use Cases<text:tab/>14</text:a></text:p>
          <text:p text:style-name="P45"><text:a xlink:type="simple" xlink:href="#__RefHeading__405_1135256193" text:style-name="Index_20_Link" text:visited-style-name="Index_20_Link">4.1 Connecting via LAN<text:tab/>14</text:a></text:p>
          <text:p text:style-name="P43"><text:a xlink:type="simple" xlink:href="#__RefHeading__462_1100885560" text:style-name="Index_20_Link" text:visited-style-name="Index_20_Link">IV Reference<text:tab/>15</text:a></text:p>
          <text:p text:style-name="P44"><text:a xlink:type="simple" xlink:href="#__RefHeading__464_1100885560" text:style-name="Index_20_Link" text:visited-style-name="Index_20_Link">1 Shortcuts<text:tab/>15</text:a></text:p>
          <text:p text:style-name="P44"><text:a xlink:type="simple" xlink:href="#__RefHeading__466_1100885560" text:style-name="Index_20_Link" text:visited-style-name="Index_20_Link">2 Items<text:tab/>15</text:a></text:p>
          <text:p text:style-name="P45"><text:a xlink:type="simple" xlink:href="#__RefHeading__468_1100885560" text:style-name="Index_20_Link" text:visited-style-name="Index_20_Link">2.1 Selecting an Item<text:tab/>15</text:a></text:p>
          <text:p text:style-name="P45"><text:a xlink:type="simple" xlink:href="#__RefHeading__549_1246346006" text:style-name="Index_20_Link" text:visited-style-name="Index_20_Link">2.2 Using a Tool and Shooting a Weapon<text:tab/>16</text:a></text:p>
          <text:p text:style-name="P45"><text:a xlink:type="simple" xlink:href="#__RefHeading__551_1246346006" text:style-name="Index_20_Link" text:visited-style-name="Index_20_Link">2.3 Available Items<text:tab/>16</text:a></text:p>
          <text:p text:style-name="P44"><text:a xlink:type="simple" xlink:href="#__RefHeading__553_1246346006" text:style-name="Index_20_Link" text:visited-style-name="Index_20_Link">3 Crates<text:tab/>17</text:a></text:p>
          <text:p text:style-name="P44"><text:a xlink:type="simple" xlink:href="#__RefHeading__407_1135256193" text:style-name="Index_20_Link" text:visited-style-name="Index_20_Link">4 Conditions<text:tab/>17</text:a></text:p>
          <text:p text:style-name="P45"><text:a xlink:type="simple" xlink:href="#__RefHeading__555_1246346006" text:style-name="Index_20_Link" text:visited-style-name="Index_20_Link">4.1 Poisoning<text:tab/>17</text:a></text:p>
          <text:p text:style-name="P45"><text:a xlink:type="simple" xlink:href="#__RefHeading__557_1246346006" text:style-name="Index_20_Link" text:visited-style-name="Index_20_Link">4.2 Digitation<text:tab/>17</text:a></text:p>
          <text:p text:style-name="P44"><text:a xlink:type="simple" xlink:href="#__RefHeading__559_1246346006" text:style-name="Index_20_Link" text:visited-style-name="Index_20_Link">5 Sudden Death<text:tab/>18</text:a></text:p>
          <text:p text:style-name="P45"><text:a xlink:type="simple" xlink:href="#__RefHeading__561_1246346006" text:style-name="Index_20_Link" text:visited-style-name="Index_20_Link">5.1 Boss<text:tab/>18</text:a></text:p>
          <text:p text:style-name="P45"><text:a xlink:type="simple" xlink:href="#__RefHeading__563_1246346006" text:style-name="Index_20_Link" text:visited-style-name="Index_20_Link">5.2 Flood<text:tab/>18</text:a></text:p>
          <text:p text:style-name="P44"><text:a xlink:type="simple" xlink:href="#__RefHeading__2146_1388890805" text:style-name="Index_20_Link" text:visited-style-name="Index_20_Link">6 Frequently Asked Questions<text:tab/>18</text:a></text:p>
          <text:p text:style-name="P45"><text:a xlink:type="simple" xlink:href="#__RefHeading__2148_1388890805" text:style-name="Index_20_Link" text:visited-style-name="Index_20_Link">6.1 The game does not start, there are strange error messages.<text:tab/>18</text:a></text:p>
          <text:p text:style-name="P45"><text:a xlink:type="simple" xlink:href="#__RefHeading__2150_1388890805" text:style-name="Index_20_Link" text:visited-style-name="Index_20_Link">6.2 After clicking on “Start!”, I see the main menu again.<text:tab/>19</text:a></text:p>
          <text:p text:style-name="P45"><text:a xlink:type="simple" xlink:href="#__RefHeading__2152_1388890805" text:style-name="Index_20_Link" text:visited-style-name="Index_20_Link">6.3 The main menu looks strange: There are no images, no levels, customize does not work …</text:a><text:soft-page-break/><text:a xlink:type="simple" xlink:href="#__RefHeading__2152_1388890805" text:style-name="Index_20_Link" text:visited-style-name="Index_20_Link"><text:tab/>19</text:a></text:p>
          <text:p text:style-name="P45"><text:a xlink:type="simple" xlink:href="#__RefHeading__2156_1388890805" text:style-name="Index_20_Link" text:visited-style-name="Index_20_Link">6.4 Xy is misspelled.<text:tab/>19</text:a></text:p>
          <text:p text:style-name="P45"><text:a xlink:type="simple" xlink:href="#__RefHeading__2154_1388890805" text:style-name="Index_20_Link" text:visited-style-name="Index_20_Link">6.5 I have found a problem and have wishes. Where can I report them?<text:tab/>19</text:a></text:p>
          <text:p text:style-name="P44"><text:a xlink:type="simple" xlink:href="#__RefHeading__409_1135256193" text:style-name="Index_20_Link" text:visited-style-name="Index_20_Link">7 Final Notes<text:tab/>19</text:a></text:p>
        </text:index-body>
      </text:table-of-content>
      <text:p text:style-name="Standard"/>
      <text:h text:style-name="P71" text:outline-level="1"><text:bookmark-start text:name="__RefHeading__105_1100885560"/>Getting Started<office:annotation><dc:creator>Markus Brenneis</dc:creator><dc:date>2014-07-01T16:53:42</dc:date><text:p text:style-name="P87"><text:span text:style-name="T65">@all</text:span></text:p><text:p text:style-name="P87"><text:span text:style-name="T65">Do not use direct formatting, but styles (F11); create new styles if necessary.</text:span></text:p><text:p text:style-name="P87"><text:span text:style-name="T65">Überschrift 1 – 4</text:span></text:p><text:p text:style-name="P87"><text:span text:style-name="T65">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77"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2027548113293423226" text:style-name="L15">
        <text:list-item>
          <text:p text:style-name="P48">at least 10 MiB free hard disk space</text:p>
        </text:list-item>
        <text:list-item>
          <text:p text:style-name="P48">at least 512 MiB free main memory</text:p>
        </text:list-item>
        <text:list-item>
          <text:p text:style-name="P48">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50">You can check if the right version of Java is installed by <text:span text:style-name="T12">executing </text:span><text:span text:style-name="User_20_Input"><text:span text:style-name="T12">java -version</text:span></text:span><text:span text:style-name="T12"> in a terminal application. You should see a line reading something like </text:span><text:span text:style-name="User_20_Input"><text:span text:style-name="T12">java version 1.</text:span></text:span><text:span text:style-name="User_20_Input"><text:span text:style-name="T64">8</text:span></text:span><text:span text:style-name="User_20_Input"><text:span text:style-name="T12">.0</text:span></text:span><text:span text:style-name="T12">.</text:span></text:p>
            </text:list-item>
            <text:list-item>
              <text:p text:style-name="P49">On Ubuntu-based system with an older version of Java, <text:span text:style-name="T12">you can </text:span>execute the following command <text:span text:style-name="T12">to get the latest version of Java:</text:span></text:p>
              <text:p text:style-name="P47"><text:span text:style-name="User_20_Input"><text:span text:style-name="T54">sudo add-apt-repository ppa:webupd8team/java &amp;&amp; sudo apt-get update &amp;&amp; sudo apt-get install oracle-java8-installer</text:span></text:span></text:p>
              <text:p text:style-name="P51">You have to say yes/agree to all steps of the installation process.</text:p>
            </text:list-item>
          </text:list>
        </text:list-item>
      </text:list>
      <text:p text:style-name="P32"><text:span text:style-name="Proper_20_Name">Charly in Madagascar</text:span> has been successfully testes on the following systems:</text:p>
      <text:list xml:id="list3088819657700320161" text:style-name="L16">
        <text:list-item>
          <text:p text:style-name="P52">Ubuntu 14.04 <text:span text:style-name="T63">(64 bit)</text:span> <text:span text:style-name="T63">[</text:span>it’s <text:a xlink:type="simple" xlink:href="http://en.wikipedia.org/wiki/Free_software">free</text:a>, <text:a xlink:type="simple" xlink:href="http://www.ubuntu.com/desktop">give it a try</text:a><text:span text:style-name="T63">]</text:span></text:p>
        </text:list-item>
        <text:list-item>
          <text:p text:style-name="P52"><text:span text:style-name="T63">Windows 7 (32 bit)</text:span><office:annotation><dc:creator>Markus Brenneis</dc:creator><dc:date>2014-07-08T16:40:18</dc:date><text:list text:style-name=""><text:list-item><text:p text:style-name="P88"><text:span text:style-name="T66">TODO</text:span></text:p></text:list-item></text:list></office:annotation></text:p>
        </text:list-item>
      </text:list>
      <text:p text:style-name="P34">If your system is not listed here, it does not mean that the game won’t work for you, but we cannot guarantee that it does, either.</text:p>
      <text:h text:style-name="P78"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and (double) click on <text:span text:style-name="User_20_Input">Launch.sh</text:span> (Linux) or <text:span text:style-name="User_20_Input">Launch.bat</text:span> (Windows).</text:p>
      <text:p text:style-name="P29">If you have trouble starting the game, have a look at the <text:a xlink:type="simple" xlink:href="#4.6.Frequently Asked Questions|outline">Frequently Asked Questions</text:a>.</text:p>
      <text:h text:style-name="P73" text:outline-level="2"><text:bookmark-start text:name="__RefHeading__448_1100885560"/><text:span text:style-name="T56">Playing</text:span> a Quick Game<text:bookmark-end text:name="__RefHeading__448_1100885560"/></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3">to the </text:span><text:span text:style-name="GUI_20_Text"><text:span text:style-name="T53">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3">h</text:span>ich <text:a xlink:type="simple" xlink:href="#2.1.2.Game Style Creator|outline">style</text:a> will be played. Each style shows its properties right under its name. <text:span text:style-name="T53">When everything is as you want, click on </text:span><text:span text:style-name="GUI_20_Text"><text:span text:style-name="T53">Start!</text:span></text:span><text:span text:style-name="T53">.</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88"><text:span text:style-name="T66">Remove weapon display</text:span></text:p></text:list-item></text:list></office:annotation></text:p></draw:text-box></draw:frame></text:p>
      <text:p text:style-name="P40"><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5">figure </text:span><text:span text:style-name="T55"><text:sequence-ref text:reference-format="value" text:ref-name="refFigure3">4</text:sequence-ref></text:span><text:span text:style-name="T55">,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71"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79"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3589255249110472301" text:style-name="L17">
        <text:list-item>
          <text:p text:style-name="P53">Team name: Enter the name you want for the team. This name will be shown in the lists later on, so choose a remarkable one.</text:p>
        </text:list-item>
        <text:list-item>
          <text:p text:style-name="P53">Figure <text:span text:style-name="T3">names</text:span>: Every figure of your team can have a name that will be shown above it <text:span text:style-name="T34">during</text:span> the game.</text:p>
        </text:list-item>
        <text:list-item>
          <text:p text:style-name="P53">Team color: <text:span text:style-name="T3">In-game the information about your figures will be shown in this color. </text:span></text:p>
        </text:list-item>
        <text:list-item>
          <text:p text:style-name="P54">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80"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4428959642418261921" text:style-name="L18">
        <text:list-item>
          <text:p text:style-name="P55">Style <text:span text:style-name="T35">n</text:span>ame: Same as for the team name, <text:span text:style-name="T2">w</text:span>ill be shown in the lists later on.</text:p>
        </text:list-item>
        <text:list-item>
          <text:p text:style-name="P55"><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55"><text:span text:style-name="T2">Level: </text:span>The level you want to play. </text:p>
        </text:list-item>
        <text:list-item>
          <text:p text:style-name="P55"><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map</text:span></text:span><text:span text:style-name="GUI_20_Text"><text:span text:style-name="T35"><office:annotation><dc:creator>Markus Brenneis</dc:creator><dc:date>2014-07-07T22:44:11</dc:date><text:list text:style-name=""><text:list-item><text:p text:style-name="P88"><text:span text:style-name="T66">Level?</text:span></text:p></text:list-item></text:list></office:annotation></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74"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74"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map, the drawing area <text:span text:style-name="T36">will</text:span> be empty again; if you <text:span text:style-name="T36">edit</text:span> an existing map,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continue-numbering="true" text:style-name=""><text:list-item><text:p text:style-name="P88"><text:span text:style-name="T66">Add screenshot of default settings</text:span></text:p></text:list-item></text:list></office:annotation></text:p>
      <text:list xml:id="list7162358340639258936" text:style-name="L19">
        <text:list-item>
          <text:p text:style-name="P56">Volume of the sound, where there<text:span text:style-name="T37">’</text:span>s a distinction between background music and context-sensitive sound effects <text:span text:style-name="T37">like weapon sounds</text:span>.</text:p>
        </text:list-item>
        <text:list-item>
          <text:p text:style-name="P56">Rounds till <text:a xlink:type="simple" xlink:href="#4.5.Sudden Death|outline">sudden death</text:a>: Here you can enter the number of rounds to be played before sudden death happens. You can set it to any positive number and even 0 if you want to play a really short game and die early.<office:annotation><dc:creator>Markus Brenneis</dc:creator><dc:date>2014-07-07T23:09:15</dc:date><text:list text:style-name=""><text:list-item><text:p text:style-name="P88"><text:span text:style-name="T66">TODO</text:span></text:p></text:list-item></text:list></office:annotation></text:p>
        </text:list-item>
        <text:list-item>
          <text:p text:style-name="P56">Wind force: <text:span text:style-name="T10">Y</text:span>ou can choose between four wind forces: <text:span text:style-name="T10">Off, Easy, Normal and Hard. Off means no wind at all, hard means hurricane which makes it more difficult to aim. The default value is normal.</text:span></text:p>
        </text:list-item>
        <text:list-item>
          <text:p text:style-name="P57">Time per turn: Here you can enter the time in seconds after which a turn is over. That prevents douche bags from protracting their move. Warning: Not working yet.<office:annotation><dc:creator>Markus Brenneis</dc:creator><dc:date>2014-07-07T23:09:12</dc:date><text:list text:continue-numbering="true" text:style-name=""><text:list-item><text:p text:style-name="P88"><text:span text:style-name="T66">TODO</text:span></text:p></text:list-item></text:list></office:annotation></text:p>
        </text:list-item>
        <text:list-item>
          <text:p text:style-name="P57">For handling fall damage you can choose between two possibilities: You either just get damage and continue your turn or your turn is over after you got fall damage.<office:annotation><dc:creator>Markus Brenneis</dc:creator><dc:date>2014-07-07T23:09:27</dc:date><text:list text:continue-numbering="true" text:style-name=""><text:list-item><text:p text:style-name="P88"><text:span text:style-name="T66">TODO</text:span></text:p></text:list-item></text:list></office:annotation></text:p>
        </text:list-item>
      </text:list>
      <text:p text:style-name="P10">When clicking <text:span text:style-name="GUI_20_Text">Close</text:span>, these settings will be saved and applied.</text:p>
      <text:h text:style-name="P72"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8967640434913010753" text:style-name="L20">
        <text:list-item>
          <text:p text:style-name="P58">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58">Enter your name in the first text field.</text:p>
        </text:list-item>
        <text:list-item>
          <text:p text:style-name="P58">Click on <text:span text:style-name="GUI_20_Text">Host a game</text:span>.</text:p>
        </text:list-item>
        <text:list-item>
          <text:p text:style-name="P58">Now you see the <text:a xlink:type="simple" xlink:href="#3.2.2.Lobby|outline">lobby</text:a>, where you can change the game settings, remove team, and chat with the other players.</text:p>
        </text:list-item>
        <text:list-item>
          <text:p text:style-name="P58">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6322878726868402691" text:style-name="L21">
        <text:list-item>
          <text:p text:style-name="P59">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59">Enter your name in the first text field.</text:p>
        </text:list-item>
        <text:list-item>
          <text:p text:style-name="P59">Enter the IP address the host told you in the other field.</text:p>
        </text:list-item>
        <text:list-item>
          <text:p text:style-name="P59">Click on <text:span text:style-name="GUI_20_Text">Join a game</text:span>.</text:p>
        </text:list-item>
        <text:list-item>
          <text:p text:style-name="P59">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4353459750752" text:continue-numbering="true" text:style-name="L21">
        <text:list-item>
          <text:p text:style-name="P59">If you are in the lobby, you can uncheck <text:span text:style-name="GUI_20_Text">Spectator</text:span> in the top right corner. (If the maximum number of teams set by the host is reached, you will become a spectator again.)</text:p>
        </text:list-item>
        <text:list-item>
          <text:p text:style-name="P59">When you are ready with choosing your team’s settings, click on <text:span text:style-name="GUI_20_Text">Read</text:span> in the top right corner.</text:p>
        </text:list-item>
      </text:list>
      <text:h text:style-name="P81"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88"><text:span text:style-name="T66">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7273785216410234985" text:style-name="L22">
        <text:list-item>
          <text:p text:style-name="P60">Open the tool of your operating system for creating new network connections (connection editor or the like).</text:p>
        </text:list-item>
        <text:list-item>
          <text:p text:style-name="P60">Create a new cable connection.</text:p>
        </text:list-item>
        <text:list-item>
          <text:p text:style-name="P60">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61">Set <text:span text:style-name="GUI_20_Text">IPv4 Method</text:span> to <text:span text:style-name="GUI_20_Text">Manual</text:span>.</text:p>
        </text:list-item>
        <text:list-item>
          <text:p text:style-name="P61">Add address <text:span text:style-name="User_20_Input">10.0.0.x</text:span> (x must be unique for each player), network mask <text:span text:style-name="User_20_Input">255.255.255.0</text:span>.</text:p>
        </text:list-item>
        <text:list-item>
          <text:p text:style-name="P61">Give the connection a sensible name, e.g. <text:span text:style-name="User_20_Input"><text:span text:style-name="T11">Network Game</text:span></text:span>.</text:p>
        </text:list-item>
        <text:list-item>
          <text:p text:style-name="P62">Connect with the newly created connection.</text:p>
        </text:list-item>
      </text:list>
      <text:h text:style-name="P71"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1488957952780900899" text:style-name="L23">
        <text:list-item>
          <text:p text:style-name="P65"><text:span text:style-name="Key">←</text:span> (or <text:span text:style-name="Key">A</text:span>): go to the left</text:p>
        </text:list-item>
        <text:list-item>
          <text:p text:style-name="P65"><text:span text:style-name="Key">→</text:span> (or <text:span text:style-name="Key">D</text:span>): go to the right</text:p>
        </text:list-item>
        <text:list-item>
          <text:p text:style-name="P63"><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63"><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65"><text:span text:style-name="Key">0–9</text:span>: (de)select weapon or <text:span text:style-name="T43">tool</text:span>, see <text:a xlink:type="simple" xlink:href="#4.2.1.Selecting an Item|outline">below</text:a></text:p>
        </text:list-item>
        <text:list-item>
          <text:p text:style-name="P65">Space: use active weapon (i.e. shoot) or item</text:p>
        </text:list-item>
        <text:list-item>
          <text:p text:style-name="P66"><text:span text:style-name="Key">C</text:span>: open the char (to close it again, enter <text:span text:style-name="User_20_Input">c</text:span> and press <text:span text:style-name="Key">ENTER</text:span>)</text:p>
        </text:list-item>
        <text:list-item>
          <text:p text:style-name="P66"><text:span text:style-name="Key">Z</text:span>: disable or enable the automatic centering of the currently moving figure or projectile</text:p>
        </text:list-item>
        <text:list-item>
          <text:p text:style-name="P64"><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4159874425589066548" text:style-name="L24">
        <text:list-item>
          <text:p text:style-name="P67"><text:span text:style-name="T45">s</text:span>elects the Bazooka</text:p>
        </text:list-item>
        <text:list-item>
          <text:p text:style-name="P67"><text:span text:style-name="T45">s</text:span>elects the Grenade</text:p>
        </text:list-item>
        <text:list-item>
          <text:p text:style-name="P67"><text:span text:style-name="T45">s</text:span>elects the Shotgun</text:p>
        </text:list-item>
        <text:list-item>
          <text:p text:style-name="P67"><text:span text:style-name="T45">s</text:span>elects the Rifle</text:p>
        </text:list-item>
        <text:list-item>
          <text:p text:style-name="P67"><text:span text:style-name="T45">s</text:span>elects the Bow along with poisoned Arrows</text:p>
        </text:list-item>
        <text:list-item>
          <text:p text:style-name="P67"><text:span text:style-name="T45">s</text:span>elects the Banana-Bomb</text:p>
        </text:list-item>
        <text:list-item>
          <text:p text:style-name="P67"><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67"><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2"> Tool and</text:span> <text:span text:style-name="T44">S</text:span>hooting a Weapon<text:bookmark-end text:name="__RefHeading__549_1246346006"/></text:h>
      <text:p text:style-name="Text_20_body"><text:span text:style-name="T53">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3">Available </text:span>Items<text:bookmark-end text:name="__RefHeading__551_1246346006"/></text:h>
      <text:h text:style-name="P75"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75" text:outline-level="4"><text:bookmark-start text:name="__RefHeading__1865_350679690"/>Grenade<text:bookmark-end text:name="__RefHeading__1865_350679690"/></text:h>
      <text:p text:style-name="Text_20_body">A weapon for short and average distances causing 40 <text:span text:style-name="T48">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8">d</text:span>amage on a direct hit, this is one of the weaker weapons, but non<text:span text:style-name="T48">e</text:span>theless of strategic importance.</text:p>
      <text:h text:style-name="Heading_20_4" text:outline-level="4"><text:bookmark-start text:name="__RefHeading__1869_350679690"/>Rifle<text:bookmark-end text:name="__RefHeading__1869_350679690"/></text:h>
      <text:p text:style-name="P21">Highly <text:span text:style-name="T48">accurate</text:span> weapon, which is completely unimpressed by distances, gravity and wind. Instead of the traditional crosshair, a red <text:span text:style-name="T48">l</text:span>ine indicates the flight path of the projectile. This weapon deals impressive 40 <text:span text:style-name="T48">d</text:span>amage by a direct hit. </text:p>
      <text:h text:style-name="Heading_20_4" text:outline-level="4"><text:bookmark-start text:name="__RefHeading__1871_350679690"/><text:span text:style-name="T48">P</text:span>oisoned Arrow<text:bookmark-end text:name="__RefHeading__1871_350679690"/></text:h>
      <text:p text:style-name="P21">Highly <text:span text:style-name="T48">accurate</text:span> weapon, which is slightly affected by wind and gravity. It deals 30 <text:span text:style-name="T48">d</text:span>amage on a direct hit and sets the <text:a xlink:type="simple" xlink:href="#4.4.1.Poisoning|outline">poisoned </text:a><text:a xlink:type="simple" xlink:href="#4.4.1.Poisoning|outline"><text:span text:style-name="T48">c</text:span></text:a><text:a xlink:type="simple" xlink:href="#4.4.1.Poisoning|outline">ondition</text:a> to all <text:span text:style-name="T48">f</text:span>igures nearby.</text:p>
      <text:h text:style-name="Heading_20_4" text:outline-level="4"><text:bookmark-start text:name="__RefHeading__1873_350679690"/>Banana<text:bookmark-end text:name="__RefHeading__1873_350679690"/></text:h>
      <text:p text:style-name="P22">The most powerful and least <text:span text:style-name="T48">accurate</text:span> weapon in the game. Dealing 40 <text:span text:style-name="T49">d</text:span>amage on a direct hit and <text:soft-page-break/>bursting into 5 <text:span text:style-name="T49">s</text:span>hards on impact, which again cause the same damage and destruction as the original projectile.</text:p>
      <text:h text:style-name="P76" text:outline-level="4"><text:bookmark-start text:name="__RefHeading__1875_350679690"/>Digiwise<text:bookmark-end text:name="__RefHeading__1875_350679690"/></text:h>
      <text:p text:style-name="P21">Forces the <text:span text:style-name="T49">figure using it </text:span>into the <text:a xlink:type="simple" xlink:href="#4.4.2.Digitation|outline"><text:span text:style-name="T49">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49">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49">m</text:span>ap <text:span text:style-name="T49">randomly</text:span>. <text:span text:style-name="T49">They</text:span> can be picked up by walking into <text:span text:style-name="T49">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49">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1">is using</text:span> <text:span text:style-name="T51">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7552645386620439788" text:style-name="L25">
        <text:list-item>
          <text:p text:style-name="P68">2 × size of teams turns have been played</text:p>
        </text:list-item>
        <text:list-item>
          <text:p text:style-name="P68">the figure has at least 65 <text:span text:style-name="T50">health points</text:span></text:p>
        </text:list-item>
        <text:list-item>
          <text:p text:style-name="P69">the figure caused at least 30 <text:span text:style-name="T50">health points</text:span> damage by hitting other figures</text:p>
        </text:list-item>
      </text:list>
      <text:p text:style-name="Text_20_body">The process of getting the special ability is called “Digitation”. Digitated figures have a <text:span text:style-name="T50">different look and a </text:span><text:span text:style-name="GUI_20_Text">+</text:span> next to their hp label. Depending on the chosen figure type, the special abilities differ:</text:p>
      <text:list xml:id="list6594241688088568383" text:style-name="L26">
        <text:list-item>
          <text:p text:style-name="P70">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70">Unicorns get 50 % damage resistance, and a slightly increased maximum jump height.</text:p>
        </text:list-item>
        <text:list-item>
          <text:p text:style-name="P70">All digitated figures get less damage when standing on a liquid.</text:p>
        </text:list-item>
        <text:list-item>
          <text:p text:style-name="P70"><text:soft-page-break/>When a digitated figure has less than 25 hp, it degitates, <text:span text:style-name="T50">i</text:span>.<text:span text:style-name="T50">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lathal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82"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0">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P34">If there is no file<text:span text:style-name="T57"> </text:span><text:span text:style-name="User_20_Input"><text:span text:style-name="T57">Afrobob.log</text:span></text:span><text:span text:style-name="T57">, </text:span>make sure that the launch file is marked executable in the file properties; you usually find it in the <text:span text:style-name="GUI_20_Text">Permissions</text:span> section.</text:p>
      <text:p text:style-name="P30">If this didn’t help, see <text:a xlink:type="simple" xlink:href="#4.6.3.I have found a problem and have wishes. Where can I report them?|outline">reporting problems</text:a>.</text:p>
      <text:h text:style-name="P83" text:outline-level="3"><text:bookmark-start text:name="__RefHeading__2150_1388890805"/><text:soft-page-break/>After clicking on “Start!”, I see the <text:span text:style-name="T58">main menu again.</text:span><text:bookmark-end text:name="__RefHeading__2150_1388890805"/></text:h>
      <text:p text:style-name="P35">The level you have chosen does not have enough starting points for all teams. Use the <text:a xlink:type="simple" xlink:href="#2.1.3.Level Editor|outline">level editor</text:a> to add more spawn points.</text:p>
      <text:h text:style-name="P84" text:outline-level="3">My firewall shows a warning.</text:h>
      <text:p text:style-name="P36"><text:span text:style-name="Proper_20_Name">Charly in Madagascar</text:span> has some online features, which are also active when not playing a network game. You should not block the connection.</text:p>
      <text:h text:style-name="P85" text:outline-level="3"><text:bookmark-start text:name="__RefHeading__2152_1388890805"/>The main menu looks strange: There are no images, no levels …<text:bookmark-end text:name="__RefHeading__2152_1388890805"/></text:h>
      <text:p text:style-name="P31">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86"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85" text:outline-level="3"><text:bookmark-start text:name="__RefHeading__2154_1388890805"/>I have found a problem and have wishes. Where can I report them?<text:bookmark-end text:name="__RefHeading__2154_1388890805"/></text:h>
      <text:p text:style-name="P30">Please send a detailed description to <text:span text:style-name="T61">the guy who has given you this manual</text:span><text:span text:style-name="T61"><office:annotation><dc:creator>Markus Brenneis</dc:creator><dc:date>2014-07-08T16:56:38</dc:date><text:list text:style-name=""><text:list-item><text:p text:style-name="P88"><text:span text:style-name="T66">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41"><draw:frame text:anchor-type="paragraph" draw:z-index="35" draw:style-name="gr1" draw:text-style-name="P89" svg:width="1.735cm" svg:height="1.585cm" svg:x="16.164cm" svg:y="-0.123cm"><draw:text-box><text:p><text:span text:style-name="T67">✍</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9T01:43:49.875638302</dc:date>
    <meta:editing-duration>P1DT39M33S</meta:editing-duration>
    <meta:editing-cycles>133</meta:editing-cycles>
    <meta:generator>LibreOffice/4.2.4.2$Linux_X86_64 LibreOffice_project/420m0$Build-2</meta:generator>
    <dc:creator>Markus Brenneis</dc:creator>
    <meta:document-statistic meta:table-count="0" meta:image-count="18" meta:object-count="0" meta:page-count="20" meta:paragraph-count="268" meta:word-count="4463" meta:character-count="25212" meta:non-whitespace-character-count="21126"/>
  </office:meta>
</office:document-meta>
</file>